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2217in"/>
    </style:style>
    <style:style style:name="co4" style:family="table-column">
      <style:table-column-properties fo:break-before="auto" style:column-width="0.2366in"/>
    </style:style>
    <style:style style:name="co5" style:family="table-column">
      <style:table-column-properties fo:break-before="auto" style:column-width="0.7591in"/>
    </style:style>
    <style:style style:name="co6" style:family="table-column">
      <style:table-column-properties fo:break-before="auto" style:column-width="1.1339in"/>
    </style:style>
    <style:style style:name="co7" style:family="table-column">
      <style:table-column-properties fo:break-before="auto" style:column-width="1.44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ce5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ell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Black 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5.8">
            <text:p>5.8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.6">
            <text:p>4.6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pound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/>
          <table:table-cell office:value-type="string">
            <text:p>A high-end powder hallucinogen inhalant. Mildly addictive, and overdose is un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<text:span text:style-name="T3">A mid-end powder </text:span>stimulant inhalant. Addiction is common, and overdose is dead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pound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uspex Lens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58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58"/>
        </table:table-row>
        <table:table-row table:style-name="ro1" table:number-rows-repeated="1048497">
          <table:table-cell table:number-columns-repeated="64"/>
        </table:table-row>
        <table:table-row table:style-name="ro1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6">02/26/2023</text:date>, <text:time>15:0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3-02-26T15:02:48.52</dc:date>
    <meta:editing-duration>PT14H56M20S</meta:editing-duration>
    <meta:editing-cycles>8</meta:editing-cycles>
    <meta:generator>OpenOffice/4.1.13$Win32 OpenOffice.org_project/4113m1$Build-9810</meta:generator>
    <meta:document-statistic meta:table-count="1" meta:cell-count="502" meta:object-count="0"/>
  </office:meta>
</office:document-meta>
</file>